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b613d" draw:opacity="15%" draw:textarea-horizontal-align="justify" draw:textarea-vertical-align="middle" draw:auto-grow-height="false" draw:shadow-opacity="15%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style-name="Standard" style:font-pitch="variable" fo:font-size="10pt" style:font-size-asian="18pt" style:font-size-complex="18pt"/>
    </style:style>
    <style:style style:name="P3" style:family="paragraph">
      <style:paragraph-properties fo:text-align="center"/>
      <style:text-properties fo:font-family="Ubuntu" style:font-pitch="variable" fo:font-size="15pt" style:font-size-asian="15pt" style:font-size-complex="15pt"/>
    </style:style>
    <style:style style:name="P4" style:family="paragraph">
      <style:paragraph-properties fo:text-align="star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2cm" svg:height="5.2cm" svg:x="3.8cm" svg:y="1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3.3cm" svg:x="3.2cm" svg:y="6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8cm" svg:height="3.3cm" svg:x="3.2cm" svg:y="4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8.8cm" svg:height="3.3cm" svg:x="3.2cm" svg:y="3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8cm" svg:height="3.3cm" svg:x="3.2cm" svg:y="2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5cm" svg:height="1.039cm" svg:x="12.2cm" svg:y="1.7cm">
          <draw:text-box>
            <text:p text:style-name="P2">Amministratori,<text:line-break/>moderatori</text:p>
          </draw:text-box>
        </draw:frame>
        <draw:frame draw:style-name="gr5" draw:text-style-name="P2" draw:layer="layout" svg:width="5cm" svg:height="0.645cm" svg:x="12.2cm" svg:y="2.901cm">
          <draw:text-box>
            <text:p text:style-name="P2">Autori</text:p>
          </draw:text-box>
        </draw:frame>
        <draw:frame draw:style-name="gr5" draw:text-style-name="P2" draw:layer="layout" svg:width="5cm" svg:height="0.645cm" svg:x="12.2cm" svg:y="3.902cm">
          <draw:text-box>
            <text:p text:style-name="P2">Lettori</text:p>
          </draw:text-box>
        </draw:frame>
        <draw:frame draw:style-name="gr5" draw:text-style-name="P2" draw:layer="layout" svg:width="5cm" svg:height="0.645cm" svg:x="12.2cm" svg:y="5.903cm">
          <draw:text-box>
            <text:p text:style-name="P2">Contenuti</text:p>
          </draw:text-box>
        </draw:frame>
        <draw:custom-shape draw:style-name="gr4" draw:text-style-name="P1" draw:layer="layout" svg:width="1cm" svg:height="0.9cm" svg:x="1.4cm" svg:y="1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1.4cm" svg:y="10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617cm" svg:height="3.7cm" svg:x="6.3cm" svg:y="11cm">
          <text:p text:style-name="P3">Contenut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0.8cm" svg:x="10.4cm" svg:y="11.2cm">
          <text:p text:style-name="P1">...</text:p>
          <draw:enhanced-geometry svg:viewBox="0 0 21600 21600" draw:text-areas="800 800 20800 20800" draw:type="round-rectangular-callout" draw:modifiers="-17892.0634920635 22382.0224719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7cm" svg:height="0.8cm" svg:x="10.4cm" svg:y="13.6cm">
          <text:p text:style-name="P1">...</text:p>
          <draw:enhanced-geometry svg:viewBox="0 0 21600 21600" draw:text-areas="800 800 20800 20800" draw:type="round-rectangular-callout" draw:modifiers="-16368.253968254 2211.2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7cm" svg:height="0.8cm" svg:x="3.8cm" svg:y="12.3cm">
          <text:p text:style-name="P1">...</text:p>
          <draw:enhanced-geometry svg:viewBox="0 0 21600 21600" draw:text-areas="800 800 20800 20800" draw:type="round-rectangular-callout" draw:modifiers="37866.6666666667 -1186.51685393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7cm" svg:height="0.8cm" svg:x="5.2cm" svg:y="15.2cm">
          <text:p text:style-name="P1">...</text:p>
          <draw:enhanced-geometry svg:viewBox="0 0 21600 21600" draw:text-areas="800 800 20800 20800" draw:type="round-rectangular-callout" draw:modifiers="23911.1111111111 -32062.9213483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cm" svg:height="0.9cm" svg:x="1.4cm" svg:y="17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2cm" svg:height="0.725cm" svg:x="7.3cm" svg:y="18.3cm">
          <draw:text-box>
            <text:p>Dominio</text:p>
          </draw:text-box>
        </draw:frame>
        <draw:custom-shape draw:style-name="gr4" draw:text-style-name="P1" draw:layer="layout" svg:width="1cm" svg:height="0.9cm" svg:x="4.4cm" svg:y="19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7.9cm" svg:y="19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5.6cm" svg:y="21.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11.5cm" svg:y="20.1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9.4cm" svg:y="21.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4cm" svg:y1="20.1cm" svg:x2="7.9cm" svg:y2="19.9cm">
          <text:p/>
        </draw:line>
        <draw:line draw:style-name="gr9" draw:text-style-name="P1" draw:layer="layout" svg:x1="6.4cm" svg:y1="21.8cm" svg:x2="11.5cm" svg:y2="20.5cm">
          <text:p/>
        </draw:line>
        <draw:line draw:style-name="gr9" draw:text-style-name="P1" draw:layer="layout" svg:x1="4.9cm" svg:y1="20.5cm" svg:x2="5.8cm" svg:y2="21.8cm">
          <text:p/>
        </draw:line>
        <draw:line draw:style-name="gr9" draw:text-style-name="P1" draw:layer="layout" svg:x1="9.4cm" svg:y1="22.2cm" svg:x2="6.6cm" svg:y2="22.2cm">
          <text:p/>
        </draw:line>
      </draw:page>
      <draw:page draw:name="page2" draw:style-name="dp1" draw:master-page-name="Predefinito">
        <draw:custom-shape draw:style-name="gr4" draw:text-style-name="P1" draw:layer="layout" svg:width="1cm" svg:height="0.9cm" svg:x="1.3cm" svg:y="1.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6.2cm" svg:x="9.5cm" svg:y="1.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2cm" svg:height="0.725cm" svg:x="10.7cm" svg:y="1.7cm">
          <draw:text-box>
            <text:p>Dominio</text:p>
          </draw:text-box>
        </draw:frame>
        <draw:custom-shape draw:style-name="gr4" draw:text-style-name="P1" draw:layer="layout" svg:width="1cm" svg:height="0.9cm" svg:x="11.4cm" svg:y="3.3cm">
          <text:p text:style-name="P1">d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6.2cm" svg:x="3.1cm" svg:y="1.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5cm" svg:height="0.725cm" svg:x="4cm" svg:y="1.7cm">
          <draw:text-box>
            <text:p>Dizionario</text:p>
          </draw:text-box>
        </draw:frame>
        <draw:custom-shape draw:style-name="gr4" draw:text-style-name="P1" draw:layer="layout" svg:width="1cm" svg:height="0.9cm" svg:x="4cm" svg:y="2.7cm">
          <text:p text:style-name="P1">e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5.2cm" svg:y="4.4cm">
          <text:p text:style-name="P1">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10.8cm" svg:y="5.6cm">
          <text:p text:style-name="P1">d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4.7cm" svg:y="6.2cm">
          <text:p text:style-name="P1">e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cm" svg:y1="3.8cm" svg:x2="5cm" svg:y2="3.2cm">
          <text:p/>
        </draw:line>
        <draw:line draw:style-name="gr9" draw:text-style-name="P1" draw:layer="layout" svg:x1="11cm" svg:y1="6.4cm" svg:x2="5.7cm" svg:y2="6.7cm">
          <text:p/>
        </draw:line>
        <draw:line draw:style-name="gr9" draw:text-style-name="P1" draw:layer="layout" svg:x1="10.9cm" svg:y1="5.8cm" svg:x2="6.2cm" svg:y2="4.8cm">
          <text:p/>
        </draw:line>
        <draw:custom-shape draw:style-name="gr10" draw:text-style-name="P1" draw:layer="layout" svg:width="3cm" svg:height="3.5cm" svg:x="4.1cm" svg:y="4cm">
          <text:p text:style-name="P1">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6.2cm" svg:x="9.5cm" svg:y="9.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2cm" svg:height="0.725cm" svg:x="10.7cm" svg:y="9.2cm">
          <draw:text-box>
            <text:p>Dominio</text:p>
          </draw:text-box>
        </draw:frame>
        <draw:custom-shape draw:style-name="gr4" draw:text-style-name="P1" draw:layer="layout" svg:width="1cm" svg:height="0.9cm" svg:x="11.2cm" svg:y="11.7cm">
          <text:p text:style-name="P1">d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6.2cm" svg:x="3.1cm" svg:y="9.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5cm" svg:height="0.725cm" svg:x="4cm" svg:y="9.2cm">
          <draw:text-box>
            <text:p>Dizionario</text:p>
          </draw:text-box>
        </draw:frame>
        <draw:custom-shape draw:style-name="gr4" draw:text-style-name="P1" draw:layer="layout" svg:width="1cm" svg:height="0.9cm" svg:x="4.8cm" svg:y="10.2cm">
          <text:p text:style-name="P1">e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5.5cm" svg:y="11.9cm">
          <text:p text:style-name="P1">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4.7cm" svg:y="13.7cm">
          <text:p text:style-name="P1">e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4cm" svg:y1="12.5cm" svg:x2="5.7cm" svg:y2="14.2cm">
          <text:p/>
        </draw:line>
        <draw:line draw:style-name="gr11" draw:text-style-name="P1" draw:layer="layout" svg:x1="11.2cm" svg:y1="12.1cm" svg:x2="6.5cm" svg:y2="12.2cm">
          <text:p/>
        </draw:line>
        <draw:custom-shape draw:style-name="gr10" draw:text-style-name="P4" draw:layer="layout" svg:width="3.4cm" svg:height="4.9cm" svg:x="3.7cm" svg:y="10cm">
          <text:p text:style-name="P4">E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9cm" svg:x="1.3cm" svg:y="9.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4cm" svg:y1="11.8cm" svg:x2="5.8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cfe7f5" draw:opacity="70%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Standard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1-29T17:49:44</meta:creation-date>
    <dc:date>2012-11-29T19:20:19</dc:date>
    <dc:creator>Nicola </dc:creator>
    <meta:editing-duration>PT1H13M35S</meta:editing-duration>
    <meta:editing-cycles>19</meta:editing-cycles>
    <meta:generator>LibreOffice/3.6$Linux_X86_64 LibreOffice_project/360m1$Build-102</meta:generator>
    <meta:document-statistic meta:object-count="54"/>
  </office:meta>
</office:document-meta>
</file>